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tnessfunktion</text:p>
      <text:p text:style-name="P1"><text:span text:style-name="T1"><text:tab/>-Möglichst alle Parameter abhängig von einander</text:span></text:p>
      <text:p text:style-name="P1"><text:span text:style-name="T1"/></text:p>
      <text:p text:style-name="P1">Gradientenverfahren</text:p>
      <text:p text:style-name="P3">Wie Evolutionsstrategie nur mit gewusster Richtung</text:p>
      <text:p text:style-name="P2"><text:span text:style-name="T1">Beispiel</text:span></text:p>
      <text:p text:style-name="P1"><text:span text:style-name="T1">Hypothese:</text:span></text:p>
      <text:p text:style-name="P1"><text:span text:style-name="T1"><text:tab/>0 -&gt; Teta</text:span></text:p>
      <text:p text:style-name="P1"><text:span text:style-name="T1"><text:tab/>h0(x) = 0null + 0eins*x</text:span></text:p>
      <text:p text:style-name="P1"><text:span text:style-name="T1">Parameter: 0null,0eins</text:span></text:p>
      <text:p text:style-name="P1"><text:span text:style-name="T1"/></text:p>
      <text:p text:style-name="P1"><text:span text:style-name="T1">Kostenfunktion:</text:span></text:p>
      <text:p text:style-name="P1"><text:span text:style-name="T1"><text:tab/></text:span><text:span text:style-name="T1"><draw:frame draw:style-name="fr1" draw:name="Objekt1" text:anchor-type="as-char" svg:width="6.996cm" svg:height="1.05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1"><text:tab/>-&gt; Von dieser J funktion minimum finden -&gt; super</text:span></text:p>
      <text:p text:style-name="P1"><text:span text:style-name="T1"/></text:p>
      <text:p text:style-name="P1"><text:span text:style-name="T1">Algorithmus:</text:span></text:p>
      <text:p text:style-name="P1"><text:span text:style-name="T1"><draw:frame draw:style-name="fr1" draw:name="Objekt2" text:anchor-type="as-char" svg:width="4.45cm" svg:height="0.796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1"><text:tab/>-alpha is Schrittweite</text:span></text:p>
      <text:p text:style-name="P1"><text:span text:style-name="T1"><text:tab/>-Das dannach is die Partielle Ableitung</text:span></text:p>
      <text:p text:style-name="P1"><text:span text:style-name="T1"/></text:p>
      <text:p text:style-name="P1"><text:span text:style-name="T1"><draw:frame draw:style-name="fr1" draw:name="Objekt3" text:anchor-type="as-char" svg:width="8.253cm" svg:height="1.05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1"><draw:frame draw:style-name="fr1" draw:name="Objekt4" text:anchor-type="as-char" svg:width="9.056cm" svg:height="1.057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><text:span text:style-name="T1">-&gt; is die Ableitung nach einmal 0null und einmal 0eins</text:span></text:p>
      <text:p text:style-name="P1"><text:span text:style-name="T1">-&gt; Mit mehr variablen funktioniert das pareille</text:span></text:p>
      <text:p text:style-name="P1"><text:span text:style-name="T1"/></text:p>
      <text:p text:style-name="P1"><text:span text:style-name="T1">-ParameterVektor x </text:span></text:p>
      <text:p text:style-name="P1"><text:span text:style-name="T1"/></text:p>
      <text:p text:style-name="P1"><text:span text:style-name="T1">Sachen normieren, damit sie gleichgroß sind etwa nei mehr dimensionen </text:span></text:p>
      <text:p text:style-name="P1"><text:span text:style-name="T1"><text:tab/>-&gt; (Var-VarMin)/(VarMax-VarMin)</text:span></text:p>
      <text:p text:style-name="P1"><text:span text:style-name="T1"><text:tab/>-&gt; Unter Umständen zurücknormier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25S</meta:editing-duration>
    <meta:editing-cycles>11</meta:editing-cycles>
    <meta:generator>OpenOffice.org/3.4.1$Win32 OpenOffice.org_project/341m1$Build-9593</meta:generator>
    <dc:date>2015-05-07T15:30:05.79</dc:date>
    <meta:document-statistic meta:table-count="0" meta:image-count="0" meta:object-count="4" meta:page-count="1" meta:paragraph-count="24" meta:word-count="81" meta:character-count="6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J</mi>
      <mrow>
        <mrow>
          <mo stretchy="false">(</mo>
          <mrow>
            <mn>0null</mn>
            <mn>,0</mn>
            <mi mathvariant="italic">eins</mi>
          </mrow>
          <mo stretchy="false">)</mo>
        </mrow>
        <mo stretchy="false">=</mo>
        <mfrac>
          <mn>1</mn>
          <mn>2m</mn>
        </mfrac>
      </mrow>
      <mrow>
        <munder>
          <mo stretchy="false">∑</mo>
          <mrow>
            <mo stretchy="false">(</mo>
            <mrow>
              <mi>i</mi>
            </mrow>
            <mo stretchy="false">)</mo>
          </mrow>
        </munder>
        <msup>
          <mrow>
            <mo stretchy="false">(</mo>
            <mrow>
              <mi mathvariant="italic">h0</mi>
              <mrow>
                <mrow>
                  <mo stretchy="false">(</mo>
                  <mrow>
                    <msup>
                      <mi>x</mi>
                      <mrow>
                        <mo stretchy="false">(</mo>
                        <mrow>
                          <mi>i</mi>
                        </mrow>
                        <mo stretchy="false">)</mo>
                      </mrow>
                    </msup>
                  </mrow>
                  <mo stretchy="false">)</mo>
                </mrow>
                <mo stretchy="false">−</mo>
                <msup>
                  <mi>y</mi>
                  <mrow>
                    <mo stretchy="false">(</mo>
                    <mrow>
                      <mi>i</mi>
                    </mrow>
                    <mo stretchy="false">)</mo>
                  </mrow>
                </msup>
              </mrow>
            </mrow>
            <mo stretchy="false">)</mo>
          </mrow>
          <mn>2</mn>
        </msup>
      </mrow>
    </mrow>
    <annotation encoding="StarMath 5.0">J(0null,0eins) = 1 over 2m sum from(i)(h0(x^(i)) - y^(i))^2</annotation>
  </semantics>
</math>
</file>

<file path=Object 2/content.xml><?xml version="1.0" encoding="utf-8"?>
<math xmlns="http://www.w3.org/1998/Math/MathML">
  <semantics>
    <mrow>
      <mn>0j</mn>
      <mrow>
        <mi mathvariant="normal">:</mi>
        <mo stretchy="false">=</mo>
        <mrow>
          <mn>0j</mn>
          <mo stretchy="false">−</mo>
          <mo stretchy="false">α</mo>
        </mrow>
      </mrow>
      <mrow>
        <mfrac>
          <mo stretchy="false">σ</mo>
          <mrow>
            <mo stretchy="false">(</mo>
            <mrow>
              <mrow>
                <mo stretchy="false">σ</mo>
                <mo stretchy="false">∗</mo>
                <mn>0j</mn>
              </mrow>
            </mrow>
            <mo stretchy="false">)</mo>
          </mrow>
        </mfrac>
        <mo stretchy="false">∗</mo>
        <mi>J</mi>
      </mrow>
      <mrow>
        <mo stretchy="false">(</mo>
        <mrow>
          <mn>0</mn>
        </mrow>
        <mo stretchy="false">)</mo>
      </mrow>
    </mrow>
    <annotation encoding="StarMath 5.0">0j := 0j - %alpha %sigma over (%sigma*0j) * J(0)</annotation>
  </semantics>
</math>
</file>

<file path=Object 3/content.xml><?xml version="1.0" encoding="utf-8"?>
<math xmlns="http://www.w3.org/1998/Math/MathML">
  <semantics>
    <mrow>
      <mn>0null</mn>
      <mrow>
        <mi mathvariant="normal">:</mi>
        <mo stretchy="false">=</mo>
        <mrow>
          <mn>0null</mn>
          <mo stretchy="false">−</mo>
          <mo stretchy="false">α</mo>
        </mrow>
      </mrow>
      <mfrac>
        <mn>1</mn>
        <mi>m</mi>
      </mfrac>
      <mrow>
        <munder>
          <mo stretchy="false">∑</mo>
          <mrow>
            <mo stretchy="false">(</mo>
            <mrow>
              <mi>i</mi>
            </mrow>
            <mo stretchy="false">)</mo>
          </mrow>
        </munder>
        <mrow>
          <mo stretchy="false">(</mo>
          <mrow>
            <mrow>
              <mrow>
                <mn>0null</mn>
                <mo stretchy="false">+</mo>
                <mrow>
                  <mn>0eins</mn>
                  <mo stretchy="false">∗</mo>
                  <msup>
                    <mi>x</mi>
                    <mrow>
                      <mo stretchy="false">(</mo>
                      <mrow>
                        <mi>i</mi>
                      </mrow>
                      <mo stretchy="false">)</mo>
                    </mrow>
                  </msup>
                </mrow>
              </mrow>
              <mo stretchy="false">−</mo>
              <msup>
                <mi>y</mi>
                <mrow>
                  <mo stretchy="false">(</mo>
                  <mrow>
                    <mi>i</mi>
                  </mrow>
                  <mo stretchy="false">)</mo>
                </mrow>
              </msup>
            </mrow>
          </mrow>
          <mo stretchy="false">)</mo>
        </mrow>
      </mrow>
    </mrow>
    <annotation encoding="StarMath 5.0">0null := 0null - %alpha 1 over m sum from(i)(0null+0eins * x^(i) - y^(i))</annotation>
  </semantics>
</math>
</file>

<file path=Object 4/content.xml><?xml version="1.0" encoding="utf-8"?>
<math xmlns="http://www.w3.org/1998/Math/MathML">
  <semantics>
    <mrow>
      <mn>0eins</mn>
      <mrow>
        <mi mathvariant="normal">:</mi>
        <mo stretchy="false">=</mo>
        <mrow>
          <mn>0eins</mn>
          <mo stretchy="false">−</mo>
          <mo stretchy="false">α</mo>
        </mrow>
      </mrow>
      <mfrac>
        <mn>1</mn>
        <mi>m</mi>
      </mfrac>
      <mrow>
        <mrow>
          <munder>
            <mo stretchy="false">∑</mo>
            <mrow>
              <mo stretchy="false">(</mo>
              <mrow>
                <mi>i</mi>
              </mrow>
              <mo stretchy="false">)</mo>
            </mrow>
          </munder>
          <mrow>
            <mo stretchy="false">(</mo>
            <mrow>
              <mrow>
                <mrow>
                  <mn>0null</mn>
                  <mo stretchy="false">+</mo>
                  <mrow>
                    <mn>0eins</mn>
                    <mo stretchy="false">∗</mo>
                    <msup>
                      <mi>x</mi>
                      <mrow>
                        <mo stretchy="false">(</mo>
                        <mrow>
                          <mi>i</mi>
                        </mrow>
                        <mo stretchy="false">)</mo>
                      </mrow>
                    </msup>
                  </mrow>
                </mrow>
                <mo stretchy="false">−</mo>
                <msup>
                  <mi>y</mi>
                  <mrow>
                    <mo stretchy="false">(</mo>
                    <mrow>
                      <mi>i</mi>
                    </mrow>
                    <mo stretchy="false">)</mo>
                  </mrow>
                </msup>
              </mrow>
            </mrow>
            <mo stretchy="false">)</mo>
          </mrow>
        </mrow>
        <mo stretchy="false">∗</mo>
        <msup>
          <mi>x</mi>
          <mrow>
            <mo stretchy="false">(</mo>
            <mrow>
              <mi>i</mi>
            </mrow>
            <mo stretchy="false">)</mo>
          </mrow>
        </msup>
      </mrow>
    </mrow>
    <annotation encoding="StarMath 5.0">0eins := 0eins - %alpha 1 over m sum from(i)(0null+0eins * x^(i) - y^(i))*x^(i)</annotation>
  </semantics>
</math>
</file>